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skerville Old Face1" svg:font-family="'Baskerville Old Fac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Baskerville Old Face" fo:font-size="16pt" fo:language="ro" fo:country="RO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Baskerville Old Face" fo:font-size="16pt" fo:language="ro" fo:country="RO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Baskerville Old Face" fo:font-size="72pt" fo:language="ro" fo:country="RO" fo:font-weight="bold" style:font-size-asian="72pt" style:font-weight-asian="bold" style:font-size-complex="7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font-size="7pt" style:font-size-asian="7pt" style:font-size-complex="7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Baskerville Old Face" fo:font-size="16pt" fo:language="ro" fo:country="RO" style:font-size-asian="16pt" style:font-size-complex="16pt"/>
    </style:style>
    <style:style style:name="T2" style:family="text">
      <style:text-properties style:font-name="Baskerville Old Face" fo:font-size="16pt" fo:language="ro" fo:country="RO" style:font-size-asian="16pt" style:font-name-complex="Baskerville Old Face1" style:font-size-complex="16pt"/>
    </style:style>
    <style:style style:name="T3" style:family="text">
      <style:text-properties style:font-name="Baskerville Old Face" fo:font-size="72pt" fo:language="ro" fo:country="RO" fo:font-weight="bold" style:font-size-asian="72pt" style:font-weight-asian="bold" style:font-size-complex="72pt"/>
    </style:style>
    <style:style style:name="T4" style:family="text">
      <style:text-properties style:font-name="Baskerville Old Face" fo:font-size="20pt" fo:language="ro" fo:country="RO" style:font-size-asian="20pt" style:font-size-complex="20pt"/>
    </style:style>
    <style:style style:name="T5" style:family="text">
      <style:text-properties style:font-name="Baskerville Old Face" fo:font-size="18pt" fo:language="ro" fo:country="RO" style:font-size-asian="18pt" style:font-size-complex="18pt"/>
    </style:style>
    <style:style style:name="T6" style:family="text">
      <style:text-properties style:font-name="Baskerville Old Face" fo:font-size="12pt" fo:language="ro" fo:country="RO" style:font-size-asian="12pt" style:font-size-complex="12pt"/>
    </style:style>
    <style:style style:name="T7" style:family="text">
      <style:text-properties style:font-name="Baskerville Old Face" fo:font-size="14pt" fo:language="ro" fo:country="RO" style:font-size-asian="14pt" style:font-size-complex="14pt"/>
    </style:style>
    <style:style style:name="T8" style:family="text">
      <style:text-properties style:font-name="Baskerville Old Face" fo:font-size="24pt" fo:language="ro" fo:country="RO" style:font-size-asian="24pt" style:font-size-complex="24pt"/>
    </style:style>
    <style:style style:name="T9" style:family="text">
      <style:text-properties style:font-name="Baskerville Old Face" fo:language="ro" fo:country="RO"/>
    </style:style>
    <style:style style:name="T10" style:family="text">
      <style:text-properties style:font-name="Baskerville Old Face" fo:font-size="7pt" fo:language="ro" fo:country="RO" style:font-size-asian="7pt" style:font-size-complex="7pt"/>
    </style:style>
    <style:style style:name="T11" style:family="text">
      <style:text-properties style:font-name="Times New Roman" fo:font-size="16pt" fo:language="ro" fo:country="RO" style:font-size-asian="16pt" style:font-name-complex="Times New Roman1" style:font-size-complex="16pt"/>
    </style:style>
    <style:style style:name="T12" style:family="text">
      <style:text-properties style:font-name="Times New Roman" fo:font-size="16pt" fo:language="ru" fo:country="RU" style:font-size-asian="16pt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inisterul Educa</text:span><text:span text:style-name="T11">ț</text:span><text:span text:style-name="T1">iei </text:span><text:span text:style-name="T11">ș</text:span><text:span text:style-name="T1">i cercet</text:span><text:span text:style-name="T11">ă</text:span><text:span text:style-name="T1">rii al Republicii Moldova</text:span></text:p>
      <text:p text:style-name="P1"><text:span text:style-name="T1">Colegiul Tehnic al Moldovei</text:span></text:p>
      <text:p text:style-name="P1"><text:span text:style-name="T1">Disciplina: Asisten</text:span><text:span text:style-name="T11">ța pentru programarea orientată de obiecte</text:span></text:p>
      <text:p text:style-name="P2"/>
      <text:p text:style-name="P3"/>
      <text:p text:style-name="P3"/>
      <text:p text:style-name="P3"/>
      <text:p text:style-name="P3"/>
      <text:p text:style-name="P1"><text:span text:style-name="T3">Raport</text:span></text:p>
      <text:p text:style-name="P4"/>
      <text:p text:style-name="P3"/>
      <text:p text:style-name="P3"/>
      <text:p text:style-name="P2"/>
      <text:p text:style-name="Standard"><text:span text:style-name="T1">Elaborat de: Morari C.</text:span></text:p>
      <text:p text:style-name="Standard"><text:span text:style-name="T1">Verificat de: </text:span><text:span text:style-name="T12"><text:s/></text:span><text:span text:style-name="T11">Coșieru C.</text:span></text:p>
      <text:p text:style-name="P2"/>
      <text:p text:style-name="P3"/>
      <text:p text:style-name="P3"/>
      <text:p text:style-name="P3"/>
      <text:p text:style-name="P2"/>
      <text:p text:style-name="P1"><text:span text:style-name="T1">Chi</text:span><text:span text:style-name="T11">ș</text:span><text:span text:style-name="T1">in</text:span><text:span text:style-name="T11">ă</text:span><text:span text:style-name="T1">u 2024</text:span></text:p>
      <text:p text:style-name="Standard"><text:soft-page-break/><text:span text:style-name="T4"><text:s text:c="35"/>Program</text:span><text:span text:style-name="T6"> <text:s text:c="4"/></text:span><text:span text:style-name="T7"><text:s/></text:span><text:span text:style-name="T8"><text:s text:c="19"/></text:span></text:p>
      <text:p text:style-name="P5"><text:span text:style-name="T5"><text:s text:c="9"/></text:span><text:span text:style-name="T10"><text:s/>import os</text:span></text:p>
      <text:p text:style-name="P6"><text:span text:style-name="T9">import time</text:span></text:p>
      <text:p text:style-name="P6"><text:span text:style-name="T9">from datetime import datetime</text:span></text:p>
      <text:p text:style-name="P6"><text:span text:style-name="T9">class File:</text:span></text:p>
      <text:p text:style-name="P6"><text:span text:style-name="T9"><text:s text:c="4"/>def init(self, name, modified_time):</text:span></text:p>
      <text:p text:style-name="P6"><text:span text:style-name="T9"><text:s text:c="8"/>self.name = name</text:span></text:p>
      <text:p text:style-name="P6"><text:span text:style-name="T9"><text:s text:c="8"/>self.modified_time = modified_time</text:span></text:p>
      <text:p text:style-name="P6"><text:span text:style-name="T9">class TextFile(File):</text:span></text:p>
      <text:p text:style-name="P6"><text:span text:style-name="T9"><text:s text:c="4"/>def init(self, name, modified_time):</text:span></text:p>
      <text:p text:style-name="P6"><text:span text:style-name="T9"><text:s text:c="8"/>super().init(name, modified_time)</text:span></text:p>
      <text:p text:style-name="P6"><text:span text:style-name="T9">def get_type(self):</text:span></text:p>
      <text:p text:style-name="P6"><text:span text:style-name="T9"><text:s text:c="8"/>return "Text File"</text:span></text:p>
      <text:p text:style-name="P6"><text:span text:style-name="T9">class ImageFile(File):</text:span></text:p>
      <text:p text:style-name="P6"><text:span text:style-name="T9"><text:s text:c="4"/>def init(self, name, modified_time):</text:span></text:p>
      <text:p text:style-name="P6"><text:span text:style-name="T9"><text:s text:c="8"/>super().init(name, modified_time)</text:span></text:p>
      <text:p text:style-name="P6"><text:span text:style-name="T9"><text:s/>def get_type(self):</text:span></text:p>
      <text:p text:style-name="P6"><text:span text:style-name="T9"><text:s text:c="8"/>return "Image File"</text:span></text:p>
      <text:p text:style-name="P6"><text:span text:style-name="T9">class PythonScript(File):</text:span></text:p>
      <text:p text:style-name="P6"><text:span text:style-name="T9"><text:s text:c="4"/>def init(self, name, modified_time):</text:span></text:p>
      <text:p text:style-name="P6"><text:span text:style-name="T9"><text:s text:c="8"/>super().init(name, modified_time)</text:span></text:p>
      <text:p text:style-name="P6"><text:span text:style-name="T9">def get_type(self):</text:span></text:p>
      <text:p text:style-name="P6"><text:span text:style-name="T9"><text:s text:c="8"/>return "Python Script"</text:span></text:p>
      <text:p text:style-name="P6"><text:span text:style-name="T9">class DocumentMonitor:</text:span></text:p>
      <text:p text:style-name="P6"><text:span text:style-name="T9"><text:s text:c="4"/>def init(self, folder_path):</text:span></text:p>
      <text:p text:style-name="P6"><text:span text:style-name="T9"><text:s text:c="8"/>self.folder_path = folder_path</text:span></text:p>
      <text:p text:style-name="P6"><text:span text:style-name="T9"><text:s text:c="8"/>self.snapshot_time = None</text:span></text:p>
      <text:p text:style-name="P6"><text:span text:style-name="T9"><text:s text:c="8"/>self.snapshot_files = {}</text:span></text:p>
      <text:p text:style-name="P6"><text:span text:style-name="T9"><text:s text:c="8"/>self.last_detection_time = None</text:span></text:p>
      <text:p text:style-name="P6"><text:span text:style-name="T9"><text:s text:c="2"/>def create_snapshot(self):</text:span></text:p>
      <text:p text:style-name="P6"><text:span text:style-name="T9"><text:s text:c="8"/>self.snapshot_time = datetime.now()</text:span></text:p>
      <text:p text:style-name="P6"><text:span text:style-name="T9"><text:s text:c="8"/>self.snapshot_files = self._get_files_info()</text:span></text:p>
      <text:p text:style-name="P6"><text:span text:style-name="T9"><text:s text:c="2"/>def commit(self):</text:span></text:p>
      <text:p text:style-name="P6"><text:span text:style-name="T9"><text:s text:c="8"/>self.create_snapshot()</text:span></text:p>
      <text:p text:style-name="P6"><text:span text:style-name="T9"><text:s/>def detect_changes(self):</text:span></text:p>
      <text:p text:style-name="P6"><text:span text:style-name="T9"><text:s text:c="8"/>current_files = self._get_files_info()</text:span></text:p>
      <text:p text:style-name="P6"><text:span text:style-name="T9"><text:s/>for file_name, file_info in current_files.items():</text:span></text:p>
      <text:p text:style-name="P6"><text:span text:style-name="T9"><text:s text:c="12"/>if file_name in self.snapshot_files:</text:span></text:p>
      <text:p text:style-name="P6"><text:span text:style-name="T9"><text:s text:c="16"/>if file_info != self.snapshot_files[file_name]:</text:span></text:p>
      <text:p text:style-name="P6"><text:span text:style-name="T9"><text:s text:c="20"/>print(file_name, "Changed")</text:span></text:p>
      <text:p text:style-name="P6"><text:span text:style-name="T9"><text:s text:c="12"/>else:</text:span></text:p>
      <text:p text:style-name="P6"><text:span text:style-name="T9"><text:s text:c="16"/>print(file_name, "New File")</text:span></text:p>
      <text:p text:style-name="P6"><text:span text:style-name="T9"/></text:p>
      <text:p text:style-name="P6"><text:soft-page-break/><text:span text:style-name="T9"><text:s text:c="8"/>for file_name in self.snapshot_files:</text:span></text:p>
      <text:p text:style-name="P6"><text:span text:style-name="T9"><text:s text:c="12"/>if file_name not in current_files:</text:span></text:p>
      <text:p text:style-name="P6"><text:span text:style-name="T9"><text:s text:c="16"/>print(file_name, "Deleted")</text:span></text:p>
      <text:p text:style-name="P6"><text:span text:style-name="T9"><text:s/>def _get_files_info(self):</text:span></text:p>
      <text:p text:style-name="P6"><text:span text:style-name="T9"><text:s text:c="8"/>files_info = {}</text:span></text:p>
      <text:p text:style-name="P6"><text:span text:style-name="T9"><text:s text:c="8"/>for file_name in os.listdir(self.folder_path):</text:span></text:p>
      <text:p text:style-name="P6"><text:span text:style-name="T9"><text:s text:c="12"/>if os.path.isfile(os.path.join(self.folder_path, file_name)):</text:span></text:p>
      <text:p text:style-name="P6"><text:span text:style-name="T9"><text:s text:c="16"/>modified_time = os.path.getmtime(os.path.join(self.folder_path, file_name))</text:span></text:p>
      <text:p text:style-name="P6"><text:span text:style-name="T9"><text:s text:c="16"/>files_info[file_name] = modified_time</text:span></text:p>
      <text:p text:style-name="P6"><text:span text:style-name="T9"><text:s text:c="8"/>return files_info</text:span></text:p>
      <text:p text:style-name="P6"><text:span text:style-name="T9"><text:s/>def schedule_detection(self):</text:span></text:p>
      <text:p text:style-name="P6"><text:span text:style-name="T9"><text:s text:c="8"/>while True:</text:span></text:p>
      <text:p text:style-name="P6"><text:span text:style-name="T9"><text:s text:c="12"/>time.sleep(5)</text:span></text:p>
      <text:p text:style-name="P6"><text:span text:style-name="T9"><text:s text:c="12"/>print("Running detection flow...")</text:span></text:p>
      <text:p text:style-name="P6"><text:span text:style-name="T9"><text:s text:c="12"/>self.detect_changes()</text:span></text:p>
      <text:p text:style-name="P6"><text:span text:style-name="T9"><text:s text:c="2"/>def start(self):</text:span></text:p>
      <text:p text:style-name="P6"><text:span text:style-name="T9"><text:s text:c="8"/>self.create_snapshot()</text:span></text:p>
      <text:p text:style-name="P6"><text:span text:style-name="T9"><text:s text:c="8"/>self.last_detection_time = datetime.now()</text:span></text:p>
      <text:p text:style-name="P6"><text:span text:style-name="T9"><text:s text:c="8"/>print("Initial snapshot created.")</text:span></text:p>
      <text:p text:style-name="P6"><text:span text:style-name="T9"><text:s text:c="5"/># Start scheduler in a separate thread</text:span></text:p>
      <text:p text:style-name="P6"><text:span text:style-name="T9"><text:s text:c="8"/>import threading</text:span></text:p>
      <text:p text:style-name="P6"><text:span text:style-name="T9"><text:s text:c="8"/>scheduler_thread = threading.Thread(target=self.schedule_detection)</text:span></text:p>
      <text:p text:style-name="P6"><text:span text:style-name="T9"><text:s text:c="8"/>scheduler_thread.start()</text:span></text:p>
      <text:p text:style-name="P6"><text:span text:style-name="T9"><text:s text:c="2"/># Metoda info pentru a afișa informații despre un anumit fișier</text:span></text:p>
      <text:p text:style-name="P6"><text:span text:style-name="T9"><text:s text:c="4"/>def info(self, filename):</text:span></text:p>
      <text:p text:style-name="P6"><text:span text:style-name="T9"><text:s text:c="8"/>if filename in self.snapshot_files:</text:span></text:p>
      <text:p text:style-name="P6"><text:span text:style-name="T9"><text:s text:c="12"/>modified_time = self.snapshot_files[filename]</text:span></text:p>
      <text:p text:style-name="P6"><text:span text:style-name="T9"><text:s text:c="12"/>file_path = os.path.join(self.folder_path, filename)</text:span></text:p>
      <text:p text:style-name="P6"><text:span text:style-name="T9"><text:s text:c="12"/>file_size = os.path.getsize(file_path)</text:span></text:p>
      <text:p text:style-name="P6"><text:span text:style-name="T9"><text:s text:c="12"/>file_type = self._get_file_type(filename)</text:span></text:p>
      <text:p text:style-name="P6"><text:span text:style-name="T9"><text:s text:c="14"/>print(f"File: {filename}")</text:span></text:p>
      <text:p text:style-name="P6"><text:span text:style-name="T9"><text:s text:c="12"/>print(f"Type: {file_type}")</text:span></text:p>
      <text:p text:style-name="P6"><text:span text:style-name="T9"><text:s text:c="12"/>print(f"Size: {file_size} bytes")</text:span></text:p>
      <text:p text:style-name="P6"><text:span text:style-name="T9"><text:s text:c="12"/>print(f"Modified Time: {datetime.fromtimestamp(modified_time)}")</text:span></text:p>
      <text:p text:style-name="P6"><text:span text:style-name="T9"><text:s text:c="8"/>else:</text:span></text:p>
      <text:p text:style-name="P6"><text:span text:style-name="T9"><text:s text:c="12"/>print("File not found in snapshot.")</text:span></text:p>
      <text:p text:style-name="P6"><text:span text:style-name="T9"><text:s text:c="2"/># Metoda status pentru a afișa starea actuală a fișierelor față de snapshot-ul anterior</text:span></text:p>
      <text:p text:style-name="P6"><text:span text:style-name="T9"><text:s text:c="4"/>def status(self):</text:span></text:p>
      <text:p text:style-name="P6"><text:span text:style-name="T9"><text:s text:c="8"/>print("Running status check...")</text:span></text:p>
      <text:p text:style-name="P6"><text:span text:style-name="T9"><text:s text:c="8"/>self.detect_changes()</text:span></text:p>
      <text:p text:style-name="P6"><text:span text:style-name="T9">if name == "main":</text:span></text:p>
      <text:p text:style-name="P6"><text:span text:style-name="T9"><text:s text:c="4"/>folder_path = "path/to/your/designated/folder"</text:span></text:p>
      <text:p text:style-name="P6"><text:span text:style-name="T9"><text:s text:c="4"/>monitor = DocumentMonitor(folder_path)</text:span></text:p>
      <text:p text:style-name="P6"><text:span text:style-name="T9"><text:s text:c="4"/>monitor.start()</text:span></text:p>
      <text:p text:style-name="P6"><text:span text:style-name="T9"/></text:p>
      <text:p text:style-name="P6"><text:soft-page-break/><text:span text:style-name="T9"><text:s text:c="4"/>while True:</text:span></text:p>
      <text:p text:style-name="P6"><text:span text:style-name="T9"><text:s text:c="8"/>action = input("Enter action (commit, info &lt;filename&gt;, status): ").split()</text:span></text:p>
      <text:p text:style-name="P6"><text:span text:style-name="T9"><text:s text:c="8"/>if action[0] == 'commit':</text:span></text:p>
      <text:p text:style-name="P6"><text:span text:style-name="T9"><text:s text:c="12"/>monitor.commit()</text:span></text:p>
      <text:p text:style-name="P6"><text:span text:style-name="T9"><text:s text:c="12"/>print("Snapshot updated.")</text:span></text:p>
      <text:p text:style-name="P6"><text:span text:style-name="T9"><text:s text:c="8"/>elif action[0] == 'info':</text:span></text:p>
      <text:p text:style-name="P6"><text:span text:style-name="T9"><text:s text:c="12"/>if len(action) == 2:</text:span></text:p>
      <text:p text:style-name="P6"><text:span text:style-name="T9"><text:s text:c="16"/>monitor.info(action[1])</text:span></text:p>
      <text:p text:style-name="P6"><text:span text:style-name="T9"><text:s text:c="12"/>else:</text:span></text:p>
      <text:p text:style-name="P6"><text:span text:style-name="T9"><text:s text:c="16"/>print("Invalid command. Usage: info &lt;filename&gt;")</text:span></text:p>
      <text:p text:style-name="P6"><text:span text:style-name="T9"><text:s text:c="8"/>elif action[0] == 'status':</text:span></text:p>
      <text:p text:style-name="P6"><text:span text:style-name="T9"><text:s text:c="12"/>monitor.status()</text:span></text:p>
      <text:p text:style-name="P6"><text:span text:style-name="T9"><text:s text:c="8"/>else:</text:span></text:p>
      <text:p text:style-name="P6"><text:span text:style-name="T9"><text:s text:c="12"/>print("Invalid action. Please try again.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skerville Old Face1" svg:font-family="'Baskerville Old Fac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</meta:initial-creator>
    <dc:creator>morari </dc:creator>
    <meta:editing-cycles>3</meta:editing-cycles>
    <meta:creation-date>2024-02-18T21:09:00</meta:creation-date>
    <dc:date>2024-03-26T07:08:48.46</dc:date>
    <meta:editing-duration>PT27S</meta:editing-duration>
    <meta:generator>OpenOffice/4.1.14$Win32 OpenOffice.org_project/4114m1$Build-9811</meta:generator>
    <meta:document-statistic meta:table-count="0" meta:image-count="0" meta:object-count="0" meta:page-count="4" meta:paragraph-count="107" meta:word-count="326" meta:character-count="40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